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DestinationMessageHandl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DestinationMessageHandler.getHeader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estinationMessageHandler.getBroadcastDestin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estinationMessageHandl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oadcastHandler.BroadcastHandler( MessageSendingOperations &lt; String &gt; template ,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DestinationMessageHandler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adcastHandler.preHandle( Message &lt; ? &gt;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roadcastHandler.getBroadcas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estinationMessageHandler.handleMessage( Message &lt; ? &gt; messag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UserDestinationMessageHandler.setBroadcastDestination( @ Nullable String destin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DestinationMessageHandler.UserDestinationMessageHandler( SubscribableChannel clientInboundChannel , SubscribableChannel brokerChannel , UserDestination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DestinationMessageHandler.setHeaderInitializer( @ Nullable MessageHeaderInitializer header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adcastHandler.handleUnresolved(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serDestinationMessageHandler.getUserDestina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estinationMessageHandler.initHeaders( SimpMessageHeaderAccessor headerAc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DestinationMessageHandl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estinationMessageHandler.getBrokerMessaging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estinationMessageHandler.stop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